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ome Page</text:title></text:p>
      <text:p text:style-name="OrgTitle"/>
      <text:p text:style-name="OrgSubtitle"><text:a xlink:type="simple" xlink:href="mailto:tomaz@tagda.org"><text:initial-creator>Tomaz Geddes de Almeida</text:initial-creator></text:a>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omaz Geddes de Almeida</dc:creator>
    <meta:initial-creator>Tomaz Geddes de Almeida</meta:initial-creator>
    <meta:generator>Emacs 29.1 (Org mode 9.6.6)</meta:generator>
    <meta:keyword/>
    <dc:subject/>
    <dc:title>Home Page</dc:title>
  </office:meta>
</office:document-meta>
</file>